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/>
    </style:style>
    <style:style style:name="P2" style:family="paragraph" style:parent-style-name="Standard" style:list-style-name="L1">
      <style:paragraph-properties fo:margin-left="0cm" fo:margin-right="0cm" fo:text-align="start" style:justify-single-word="false" fo:orphans="2" fo:widows="2" fo:text-indent="0cm" style:auto-text-indent="false"/>
      <style:text-properties fo:color="#000000"/>
    </style:style>
    <style:style style:name="P3" style:family="paragraph" style:parent-style-name="Standard" style:list-style-name="L2">
      <style:paragraph-properties fo:margin-left="0cm" fo:margin-right="0cm" fo:text-align="start" style:justify-single-word="false" fo:orphans="2" fo:widows="2" fo:text-indent="0cm" style:auto-text-indent="false"/>
      <style:text-properties fo:color="#000000"/>
    </style:style>
    <style:style style:name="T1" style:family="text">
      <style:text-properties fo:font-variant="normal" fo:text-transform="none" style:font-name="S hne" fo:font-size="12pt" fo:letter-spacing="normal" fo:font-style="normal" fo:font-weight="normal"/>
    </style:style>
    <text:list-style style:name="L1">
      <text:list-level-style-number text:level="1" text:style-name="Numbering_20_Symbols" style:num-suffix=")" style:num-format="1" text:start-value="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 text:start-value="1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1 Quel est le prénom du jeune garçon, personnage principal de la série animée « Pokémon »  ?</text:span></text:p>
      <text:p text:style-name="P1"><text:span text:style-name="T1">a) Pierrick / b) Pikachu / c) Sacha / d) James</text:span></text:p>
      <text:p text:style-name="P1"><text:span text:style-name="T1">bonne réponse C</text:span></text:p>
      <text:p text:style-name="P1"><text:s/></text:p>
      <text:p text:style-name="P1"/>
      <text:p text:style-name="P1"><text:span text:style-name="T1">2 Qui est l'auteur de la série de livres à succès « Harry Potter » ?</text:span> </text:p>
      <text:p text:style-name="P1">a) Woody Allen / b) J.K Rowling / c) Agatha Christie / d) Margaret Atwood</text:p>
      <text:p text:style-name="P1">bonne réponse B</text:p>
      <text:p text:style-name="P1"/>
      <text:p text:style-name="P1"/>
      <text:p text:style-name="P1">3 Quel est le nom de l'album de M.Jackson, qui contient notamment le titre « Thriller » et « Billie Jean » ?</text:p>
      <text:p text:style-name="P1">a) Off the Wall / b) Just Michael / c) Thriller / d) Dangerous</text:p>
      <text:p text:style-name="P1">bonne réponse C</text:p>
      <text:p text:style-name="P1"/>
      <text:p text:style-name="P1"/>
      <text:p text:style-name="P1">4 Quel est le nom associé au personnage joué par Millie Bobby Brown dans « Stranger Things » ?</text:p>
      <text:p text:style-name="P1">a) Quarante-deux / b) Quatre-vingt-onze / c) Seize / d) Onze</text:p>
      <text:p text:style-name="P1">bonne réponse D</text:p>
      <text:p text:style-name="P1"/>
      <text:p text:style-name="P1"/>
      <text:p text:style-name="P1"><text:span text:style-name="T1">5 Quel Studio développe depuis 1991 les jeux de l'univers de « Sonic The Hedgehog » ?</text:span></text:p>
      <text:p text:style-name="P1"><text:span text:style-name="T1">a) Sega / b) Nintendo / c) Blizzard / D) Riot Games</text:span></text:p>
      <text:p text:style-name="P1"><text:span text:style-name="T1">bonne réponse A</text:span></text:p>
      <text:p text:style-name="P1"><text:span text:style-name="T1"/></text:p>
      <text:p text:style-name="P1"><text:span text:style-name="T1"/></text:p>
      <text:p text:style-name="P1">6 Quel duo d'artiste francophone <text:s/>à reprit en 2023 le célèbre morceau « Lady (Hear me Tonight) » sorti en 2000 ?</text:p>
      <text:p text:style-name="P1">a) Aya Nakamura &amp; Tiakola / b) Damso &amp; Stromae c) / Hamza &amp; Damso <text:s/>/ Aucune des 3 réponses</text:p>
      <text:p text:style-name="P1">Bonne réponse C</text:p>
      <text:p text:style-name="P1"/>
      <text:p text:style-name="P1">7 <text:span text:style-name="T1">Dans « Les Simpsons », comment s'appelle le voisin détesté d'Homer ?</text:span></text:p>
      <text:p text:style-name="P1"><text:span text:style-name="T1">a) Nelson Flandres / b) Kevin-Yoann Elea / c) Ned Flanders / d) Waylon Smitters</text:span></text:p>
      <text:p text:style-name="P1"><text:span text:style-name="T1">Bonne réponse C</text:span></text:p>
      <text:p text:style-name="P1"><text:span text:style-name="T1"/></text:p>
      <text:list xml:id="list857802047133013766" text:style-name="L1">
        <text:list-header>
          <text:p text:style-name="P2"><text:span text:style-name="T1">8 Quel réalisateur est derrière le film d'animation "Le Roi Lion" sorti en 1994 ?</text:span></text:p>
        </text:list-header>
      </text:list>
      <text:p text:style-name="P1"><text:span text:style-name="T1">A) Steven Spielberg / B) Hayao Miyazaki / C) John Lasseter / D) Rob Minkoff </text:span></text:p>
      <text:p text:style-name="P1"><text:span text:style-name="T1">bonne réponse D</text:span></text:p>
      <text:p text:style-name="P1"><text:span text:style-name="T1"/></text:p>
      <text:p text:style-name="P1"><text:span text:style-name="T1">9 Quel personnage fait BIEN parti de la franchise Marvel ?</text:span></text:p>
      <text:p text:style-name="P1"><text:span text:style-name="T1">a) Le Tribunal Vivant / b) Solar man / c) La guêpe / d) A,B et C dont D</text:span></text:p>
      <text:p text:style-name="P1"><text:span text:style-name="T1">bonne réponse D</text:span></text:p>
      <text:p text:style-name="P1"><text:span text:style-name="T1"/></text:p>
      <text:list xml:id="list7774431467277741766" text:style-name="L2">
        <text:list-header>
          <text:p text:style-name="P3"><text:span text:style-name="T1">Quel chanteuse américaine interprète « Man Down », et raconte les remords suite à un meurtre ?</text:span></text:p>
        </text:list-header>
      </text:list>
      <text:p text:style-name="P1"><text:span text:style-name="T1">a) Shakira / b) Beyoncé / c) Rihanna / d) Shanna Kress</text:span></text:p>
      <text:p text:style-name="P1"><text:span text:style-name="T1">bonne réponse C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03-17T14:49:39.15</meta:creation-date>
    <dc:date>2024-03-17T15:49:52.13</dc:date>
    <meta:editing-duration>PT11M41S</meta:editing-duration>
    <meta:editing-cycles>1</meta:editing-cycles>
    <meta:generator>OpenOffice/4.1.14$Win32 OpenOffice.org_project/4114m1$Build-9811</meta:generator>
    <meta:document-statistic meta:table-count="0" meta:image-count="0" meta:object-count="0" meta:page-count="1" meta:paragraph-count="31" meta:word-count="346" meta:character-count="1679"/>
  </office:meta>
</office:document-meta>
</file>